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88BA4B07800EEFB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Standard" style:master-page-name="Standard">
      <style:paragraph-properties style:page-number="1"/>
      <style:text-properties officeooo:paragraph-rsid="007e3e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7">Trata-se de um notebook da marca, modelo e número de série. Dentro dele havia um disco rígido da marca, modelo, capacidade e número de série. Veja fotos a segu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88BA4B07800EEFBF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7</meta:editing-cycles>
    <meta:print-date>2020-06-19T20:00:00</meta:print-date>
    <meta:creation-date>2020-03-19T15:00:00</meta:creation-date>
    <dc:date>2020-10-05T14:56:02.582000000</dc:date>
    <meta:editing-duration>P1DT19H23M7S</meta:editing-duration>
    <meta:generator>LibreOffice/7.0.1.2$Windows_X86_64 LibreOffice_project/7cbcfc562f6eb6708b5ff7d7397325de9e764452</meta:generator>
    <meta:document-statistic meta:table-count="1" meta:image-count="2" meta:object-count="0" meta:page-count="1" meta:paragraph-count="9" meta:word-count="67" meta:character-count="479" meta:non-whitespace-character-count="408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